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d835" officeooo:paragraph-rsid="0004d835"/>
    </style:style>
    <style:style style:name="P2" style:family="paragraph" style:parent-style-name="Standard">
      <style:text-properties officeooo:rsid="0004d835" officeooo:paragraph-rsid="000fa6a9"/>
    </style:style>
    <style:style style:name="P3" style:family="paragraph" style:parent-style-name="Standard">
      <style:text-properties officeooo:rsid="0005f83a" officeooo:paragraph-rsid="0005f83a"/>
    </style:style>
    <style:style style:name="P4" style:family="paragraph" style:parent-style-name="Standard">
      <style:text-properties officeooo:rsid="0005f83a" officeooo:paragraph-rsid="0004d835"/>
    </style:style>
    <style:style style:name="P5" style:family="paragraph" style:parent-style-name="Standard">
      <style:text-properties officeooo:rsid="000a0966" officeooo:paragraph-rsid="000a0966"/>
    </style:style>
    <style:style style:name="P6" style:family="paragraph" style:parent-style-name="Standard">
      <style:text-properties officeooo:rsid="000537b6" officeooo:paragraph-rsid="0004d835"/>
    </style:style>
    <style:style style:name="P7" style:family="paragraph" style:parent-style-name="Standard">
      <style:text-properties officeooo:rsid="000cbc4e" officeooo:paragraph-rsid="000cbc4e"/>
    </style:style>
    <style:style style:name="P8" style:family="paragraph" style:parent-style-name="Standard">
      <style:text-properties officeooo:rsid="000fa6a9" officeooo:paragraph-rsid="000fa6a9"/>
    </style:style>
    <style:style style:name="P9" style:family="paragraph" style:parent-style-name="Standard">
      <style:text-properties officeooo:rsid="00106970" officeooo:paragraph-rsid="00106970"/>
    </style:style>
    <style:style style:name="P10" style:family="paragraph" style:parent-style-name="Standard">
      <style:text-properties officeooo:rsid="00106970" officeooo:paragraph-rsid="001228f7"/>
    </style:style>
    <style:style style:name="P11" style:family="paragraph" style:parent-style-name="Standard">
      <style:text-properties officeooo:rsid="001228f7" officeooo:paragraph-rsid="001228f7"/>
    </style:style>
    <style:style style:name="P12" style:family="paragraph" style:parent-style-name="Standard">
      <style:text-properties officeooo:rsid="0013af85" officeooo:paragraph-rsid="0013af85"/>
    </style:style>
    <style:style style:name="P13" style:family="paragraph" style:parent-style-name="Standard">
      <style:text-properties officeooo:rsid="0015a45d" officeooo:paragraph-rsid="0015a45d"/>
    </style:style>
    <style:style style:name="P14" style:family="paragraph" style:parent-style-name="Standard">
      <style:text-properties officeooo:rsid="00164cf7" officeooo:paragraph-rsid="00164cf7"/>
    </style:style>
    <style:style style:name="P15" style:family="paragraph" style:parent-style-name="Standard">
      <style:text-properties officeooo:rsid="0017e452" officeooo:paragraph-rsid="0017e452"/>
    </style:style>
    <style:style style:name="P16" style:family="paragraph" style:parent-style-name="Standard">
      <style:text-properties officeooo:rsid="001b39b6" officeooo:paragraph-rsid="001b39b6"/>
    </style:style>
    <style:style style:name="P17" style:family="paragraph" style:parent-style-name="Standard">
      <style:text-properties officeooo:rsid="001ba68b" officeooo:paragraph-rsid="001ba68b"/>
    </style:style>
    <style:style style:name="P18" style:family="paragraph" style:parent-style-name="Standard">
      <style:text-properties officeooo:rsid="001c649a" officeooo:paragraph-rsid="001c649a"/>
    </style:style>
    <style:style style:name="P19" style:family="paragraph" style:parent-style-name="Standard" style:list-style-name="L1">
      <style:text-properties officeooo:rsid="000cbc4e" officeooo:paragraph-rsid="000cbc4e"/>
    </style:style>
    <style:style style:name="P20" style:family="paragraph" style:parent-style-name="Standard">
      <style:text-properties officeooo:rsid="001c649a" officeooo:paragraph-rsid="001c649a"/>
    </style:style>
    <style:style style:name="P21" style:family="paragraph" style:parent-style-name="Standard">
      <style:text-properties officeooo:rsid="001c649a" officeooo:paragraph-rsid="001cc720"/>
    </style:style>
    <style:style style:name="P22" style:family="paragraph" style:parent-style-name="Standard">
      <style:text-properties officeooo:rsid="001cc720" officeooo:paragraph-rsid="001cc7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720" style:font-weight-asian="bold" style:font-weight-complex="bold"/>
    </style:style>
    <style:style style:name="T3" style:family="text">
      <style:text-properties officeooo:rsid="000717d6"/>
    </style:style>
    <style:style style:name="T4" style:family="text">
      <style:text-properties officeooo:rsid="0009cc38"/>
    </style:style>
    <style:style style:name="T5" style:family="text">
      <style:text-properties officeooo:rsid="001228f7"/>
    </style:style>
    <style:style style:name="T6" style:family="text">
      <style:text-properties officeooo:rsid="0017a1d1"/>
    </style:style>
    <style:style style:name="T7" style:family="text">
      <style:text-properties officeooo:rsid="001ba68b"/>
    </style:style>
    <style:style style:name="T8" style:family="text">
      <style:text-properties officeooo:rsid="001cc720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IMEIRA AULA</text:p>
      <text:p text:style-name="P2"><text:line-break/>Introdução - </text:p>
      <text:p text:style-name="P1">Parte histórica de prog modular módulo.</text:p>
      <text:p text:style-name="P1"><text:tab/>Década de 60 - um computador é uma calculadora gigante</text:p>
      <text:p text:style-name="P1"><text:tab/>Década de 70 - é os processamentos de dados (mainframe)</text:p>
      <text:p text:style-name="P1"><text:tab/>Década de 80 – computador pessoal</text:p>
      <text:p text:style-name="P1"><text:tab/>Década de 90 – windows/POO/Janela/Internet</text:p>
      <text:p text:style-name="P1"><text:tab/>2000 – 2010 – IOT e Internet</text:p>
      <text:p text:style-name="P1"><text:tab/>2020 – Generalização de aplicativos, pandemia, dependência de tecnologia</text:p>
      <text:p text:style-name="P1"><text:tab/></text:p>
      <text:p text:style-name="P1">O que é programação modular?<text:line-break/><text:tab/>É um técnica utilizada em engenharia de software que consiste em dividir um problema em partes, denominadas módulo, com objetivos específicos.</text:p>
      <text:p text:style-name="P1"><text:tab/>OBS:</text:p>
      <text:p text:style-name="P1"><text:tab/><text:tab/>1° Qualidade de construção, fazer as coisas bem feito</text:p>
      <text:p text:style-name="P1"><text:tab/><text:tab/>2° Qualidade estrutural, encontrar a solução adequada</text:p>
      <text:p text:style-name="P1"><text:tab/><text:tab/>3° Sinergia, 1 + 1 &gt; 2. Conhecimento compartilhada.</text:p>
      <text:p text:style-name="P1"><text:tab/><text:tab/>4° Administrar pressão (prazo, custo, qualidade requerida)</text:p>
      <text:p text:style-name="P1"><text:tab/><text:tab/><text:tab/>O que deve ser feito na tarefa?<text:line-break/><text:tab/><text:tab/><text:tab/>Como fazer a tarefa?<text:line-break/><text:tab/><text:tab/><text:tab/>Qual é o objetivo da tarefa quando concluída?<text:line-break/><text:line-break/>Vatanges da programação modular.</text:p>
      <text:p text:style-name="P1"><text:tab/>1) Vencer barreiras de complexidade (trabalho em equipes, a lacuna de um é preenchida pelo o conhecimento de outro)</text:p>
      <text:p text:style-name="P1"><text:tab/>2) Desenvolvimento incremental (Cada parte é desenvolvida e testada separadamente e o processo de integração é realizado em etapas)</text:p>
      <text:p text:style-name="P1"><text:tab/>3) Aprimordamento individual (Aprimorar individualmente permite que eu altere o código interno sem impacto nos móduos que implementam a interface (contrato))</text:p>
      <text:p text:style-name="P1"><text:tab/>4) Reutilização <text:tab/></text:p>
      <text:p text:style-name="P6"><text:tab/>5) Criação de acervo (Biblioteca)</text:p>
      <text:p text:style-name="P6"><text:tab/>6) Facilita a administração baselines (Base line é a combinação dos módulos que gera uma aplicação estável, na qual serve como uma base segura de apoio)</text:p>
      <text:p text:style-name="P4"><text:tab/>7) Facilita o trabalho em equipe.</text:p>
      <text:p text:style-name="P4"><text:tab/>8) Reduz o tempo de compilação</text:p>
      <text:p text:style-name="P1"/>
      <text:p text:style-name="P8">SEGUNDA AULA</text:p>
      <text:p text:style-name="P1"/>
      <text:p text:style-name="P3">Propriedades da modularização</text:p>
      <text:p text:style-name="P3"/>
      <text:p text:style-name="P3">1) Módulo</text:p>
      <text:p text:style-name="P3">- Definição física:<text:line-break/><text:tab/>Uma unidade de compilação independente, um programa.</text:p>
      <text:p text:style-name="P3">- Definição lógica</text:p>
      <text:p text:style-name="P3"><text:tab/>Um elemento que trata preferencialmente de <text:span text:style-name="T1">um</text:span> conceito específico.</text:p>
      <text:p text:style-name="P3"><text:tab/>Cuidado com a qualidade das coisas</text:p>
      <text:p text:style-name="P3">2) Elementos de software</text:p>
      <text:p text:style-name="P3"><text:span text:style-name="T3">Portal - </text:span><text:s/>Sistema &gt; Programas &gt; Módulos &gt; <text:span text:style-name="T4">[</text:span>Classes e objetos<text:span text:style-name="T4">]</text:span> &gt; Bloco de código &gt; Linha de comando</text:p>
      <text:p text:style-name="P5"><text:soft-page-break/>obs: Artefato é qualquer elemento criado ao longo de um processo de desenvolvimento com características bem definidas e que pode ser versionado.</text:p>
      <text:p text:style-name="P3"/>
      <text:p text:style-name="P8"/>
      <text:p text:style-name="P8">3) Build ou construto</text:p>
      <text:p text:style-name="P8">É um artefato que já pode ser executado </text:p>
      <text:p text:style-name="P3"/>
      <text:p text:style-name="P8">Relacionamento cliente-servidor</text:p>
      <text:p text:style-name="P8">É, basicamente, a relação entre o módulo principal que chama as funções (cliente) com os demais módulos que operam de fato essas funções (servidor.</text:p>
      <text:p text:style-name="P8">)</text:p>
      <text:p text:style-name="P8"/>
      <text:p text:style-name="P8">Toda função de acesso tem que ter obrigatoriamente um código de retorno, i.e., deve possuir um “dicionário” de códigos que ajudem a interpretar o funcionamento da função.</text:p>
      <text:p text:style-name="P8"><text:s/></text:p>
      <text:p text:style-name="P3"/>
      <text:p text:style-name="P7">TERCEIRA AULA - </text:p>
      <text:p text:style-name="P7"/>
      <text:p text:style-name="P7">Regras de interface:</text:p>
      <text:list text:style-name="L1">
        <text:list-item>
          <text:p text:style-name="P19">Sintaxe - Estrutura<text:line-break/>Representação: <text:s/>int e float</text:p>
        </text:list-item>
        <text:list-item>
          <text:p text:style-name="P19">Codificação: São regras que definem a estrutura aceitavel em uma interface</text:p>
        </text:list-item>
        <text:list-item>
          <text:p text:style-name="P19">Conjunto de valores permitidos: Nem todos os valores que respeitem a representação e a codificação são válidas</text:p>
        </text:list-item>
      </text:list>
      <text:p text:style-name="P7">Semântica – Significa</text:p>
      <text:p text:style-name="P7"><text:tab/>Ex: Se o módulo informar idade como inteiro não funcionará a interface se o outro módulo <text:tab/>esperar receber velocidade.</text:p>
      <text:p text:style-name="P7">Resumo: para uma interface funcionar devem ser respeitadas a sintaxe e a semântica na troca de dados.</text:p>
      <text:p text:style-name="P7"/>
      <text:p text:style-name="P7">Validação de dados de uma interface</text:p>
      <text:p text:style-name="P7"><text:s/></text:p>
      <text:p text:style-name="P7"/>
      <text:p text:style-name="P7">4) Processo de Desenvolvimento</text:p>
      <text:p text:style-name="P7"/>
      <text:p text:style-name="P7"/>
      <text:p text:style-name="P7">LIB – Biblioteca Estática</text:p>
      <text:p text:style-name="P7"><text:tab/>- Sempre estará presente onde a aplicação for instalada</text:p>
      <text:p text:style-name="P7"><text:tab/>- O executado fica maior<text:tab/></text:p>
      <text:p text:style-name="P7"><text:tab/>- Redundância (várias aplicação utilizando a mesma biblioteca faz com que haja várias <text:tab/>instâncias)</text:p>
      <text:p text:style-name="P7">DLL – Biblioteca Dinâmica</text:p>
      <text:p text:style-name="P7">- Só existe uma instância desta biblioteca na memória sendo acessado por N aplicações</text:p>
      <text:p text:style-name="P7">- Se não estiver na máquina a aplicação não roda.</text:p>
      <text:p text:style-name="P7"/>
      <text:p text:style-name="P7">.c – Módulo de implementação</text:p>
      <text:p text:style-name="P7">.h – Módulo de definição</text:p>
      <text:p text:style-name="P7"/>
      <text:p text:style-name="P7"/>
      <text:p text:style-name="P7">5) Módulo de Implementação</text:p>
      <text:p text:style-name="P7"><text:soft-page-break/>- Possui o código das funções internas e de acesso</text:p>
      <text:p text:style-name="P7">- Documentação voltada para os programadores do módulo do servidor</text:p>
      <text:p text:style-name="P7">- Possui a estrutura encapsulada manipulada pelo módulo.</text:p>
      <text:p text:style-name="P7"/>
      <text:p text:style-name="P7">6) Módulo de definição</text:p>
      <text:p text:style-name="P7">- Possui os protótipos das funções de acesso disponibilizas pelo módulo e cujo os códigos estão armazenados nos respectivos módulos de implementação.</text:p>
      <text:p text:style-name="P7">- Documentação voltada para os programadores dos módulos cliente</text:p>
      <text:p text:style-name="P7">- Definição das variáveis globais</text:p>
      <text:p text:style-name="P7">- Tipos compartilhados</text:p>
      <text:p text:style-name="P7"/>
      <text:p text:style-name="P9">7) Encapsulamento</text:p>
      <text:p text:style-name="P9">- É a propriedade relacionada com a proteção de estruturas e com blocos de código contra utilização indeivida que possam prejudicar o bojetivo do módulo como um todo.</text:p>
      <text:p text:style-name="P9">- Tipos de encapsulamento:</text:p>
      <text:p text:style-name="P10"><text:tab/>De variáveis local: encapsulada em um bloco de código.</text:p>
      <text:p text:style-name="P10"><text:tab/>private: encapsulada no objeto. <text:span text:style-name="T5">POO</text:span></text:p>
      <text:p text:style-name="P9"><text:tab/>global static : encapsulada no módulo.</text:p>
      <text:p text:style-name="P9"><text:tab/>protected: encapsulado na estrutura hierárquica de heranças. <text:span text:style-name="T5">POO</text:span></text:p>
      <text:p text:style-name="P9"><text:tab/>global: não encapsulada, em POO é chamado de public. </text:p>
      <text:p text:style-name="P11">de código:<text:line-break/><text:tab/>função</text:p>
      <text:p text:style-name="P11">de documentação:</text:p>
      <text:p text:style-name="P11"><text:tab/>interno – documentação para quem mantém o módulo de implementação (.c)</text:p>
      <text:p text:style-name="P11"><text:tab/>externo – voltada para quem vai utilizar o módulo pelo módulo definição (.h, interface)</text:p>
      <text:p text:style-name="P11"><text:tab/>de uso – voltada para o usuário final</text:p>
      <text:p text:style-name="P12">8) Acoplamento</text:p>
      <text:p text:style-name="P12">- É a propriedade relacionada com a qualidade da interface entre elementos de software.</text:p>
      <text:p text:style-name="P12">- O conector é um item de interface</text:p>
      <text:p text:style-name="P12"><text:tab/>- Tamanho do conector é a quantidade de parâmetros da função</text:p>
      <text:p text:style-name="P12"><text:tab/>- Clareza do conector (nome dos parâmetros, nome da função)</text:p>
      <text:p text:style-name="P12">9) Coesão</text:p>
      <text:p text:style-name="P12">A definição de um módulo é explicar um módulo com um conceito</text:p>
      <text:p text:style-name="P12">- Conceito, objetivo</text:p>
      <text:p text:style-name="P12">- A coesão é a propriedade relacionada com o grau de interligação dos conceitos presentes em um módulo.</text:p>
      <text:p text:style-name="P12">- Níveis de coesão:<text:line-break/><text:tab/> - incidental: não há relação entre os diversos conceitos presentes no módulo</text:p>
      <text:p text:style-name="P12"><text:tab/>- lógica: os conceitos possuem uma certa lógica que os interliguem, mas mesmo assim ainda é <text:tab/>fraca.</text:p>
      <text:p text:style-name="P12"><text:tab/>- procedural: os conceitos compartilham uma ordem de executação única.</text:p>
      <text:p text:style-name="P12"><text:tab/>- coesão temporal: conceitos que compartilham a característica de precisarem ocorrer dentro de um mesmo período de tempo.</text:p>
      <text:p text:style-name="P12"/>
      <text:p text:style-name="P12"/>
      <text:p text:style-name="P13">QUARTA AULA – EM GRUPO</text:p>
      <text:p text:style-name="P13">Lista de exercícios 1 (T1 - parte 1). Entregar no EAD no dia 4 de setembro até 23:59.</text:p>
      <text:p text:style-name="P13"/>
      <text:p text:style-name="P13"><text:soft-page-break/>1) <text:span text:style-name="T1">Explique por que o desenvolvimento em pares não pode ser utilizado de forma exagerada. Em quais situações ele é necessário?</text:span><text:line-break/><text:line-break/>2) Um módulo pode ter alta qualidade de encapsulamento e baixa qualidade de coesão? Justifique sua re<text:span text:style-name="T6">sp</text:span>osta.<text:line-break/><text:line-break/>3) Do ponto de vista do critério de qualidade de acomplamento “Qualidade de Conectores”, qual é a análise que precisa ser feita ao desenvolver <text:s/>“Módulos de Definição” para que o componente possa ser reutilizado em larga escala? Apresente um exemplo prático que ilustre esta análise.</text:p>
      <text:p text:style-name="P13"/>
      <text:p text:style-name="P13">4) Qual é a diferença em elaborar uma documentação externa e de uso? Em qual delas são descritas as validações tratadas como premissas e que não serão implementadas?</text:p>
      <text:p text:style-name="P13"/>
      <text:p text:style-name="P14">5) Por que é importante manter uma baseline atualizada no momento que o projeto está sendo implantado? O que a modularização contribui para a administração desta baseline?</text:p>
      <text:p text:style-name="P14"/>
      <text:p text:style-name="P14">6) <text:span text:style-name="T1">Explique dois fatores determinantes no momento em que é preciso decidir pela utilização de uma biblioteca estática ao invés de uma dinâmica.</text:span></text:p>
      <text:p text:style-name="P14"/>
      <text:p text:style-name="P14">7) Apresente a sequência de execução de função de acesso para incluir um valor númerico no terceiro nó de uma lista duplamente encadeada genérica com cabeça, utilizando o exemplo visto em aula.</text:p>
      <text:p text:style-name="P14">OBS: desde a criação da lista</text:p>
      <text:p text:style-name="P14"/>
      <text:p text:style-name="P15">30 min – prova em conjunto com o grupo do trabalho</text:p>
      <text:p text:style-name="P15">80 min – cada um faz o seu</text:p>
      <text:p text:style-name="P15"/>
      <text:p text:style-name="P15">Qualidade de Software</text:p>
      <text:p text:style-name="P15"/>
      <text:p text:style-name="P15">1) Definição:</text:p>
      <text:p text:style-name="P15"><text:tab/>Ter qualidade é se aproximador do que está sendo esperado pelo cliente ou usuário.</text:p>
      <text:p text:style-name="P15"><text:tab/>Obs: boa qualidade (durabilidade) vs qualidade satisfatória (tem qualidade mínima, satisfaz o cliente)</text:p>
      <text:p text:style-name="P15"/>
      <text:p text:style-name="P15">2) Controle de qualidade:</text:p>
      <text:p text:style-name="P15"><text:tab/>Partir de uma fator mensusável e estabelecer metas e resultados esperados.</text:p>
      <text:p text:style-name="P15">Ex: teste – teste bom é o que encontra erro.</text:p>
      <text:p text:style-name="P15"><text:tab/>Controle de qualidade não garante que o sistema funcione, apenas garante que tem erro. Isso ocorre que o controle de qualidade não garante o que deveria ser essa aplicação para satisfazer o usuário.</text:p>
      <text:p text:style-name="P15"/>
      <text:p text:style-name="P15">Por que não é possível garantir a qualidade satisfatória?</text:p>
      <text:p text:style-name="P15">a) Nem todos os fatores existentes são mensuráveis</text:p>
      <text:p text:style-name="P15"><text:tab/>ex: Facilidade de uso (Como garantir que os usuários vão entender?)</text:p>
      <text:p text:style-name="P15">b) Alguns aspectos não são facilmente mensuráveis.</text:p>
      <text:p text:style-name="P15"><text:tab/>Ex: Segurança</text:p>
      <text:p text:style-name="P15">c) Tipos de qualidade:</text:p>
      <text:p text:style-name="P15"><text:tab/>- qualidade de construção (as partes são bem construídas para o todo ter qualidade)</text:p>
      <text:p text:style-name="P15"><text:tab/>- qualidade estrutural</text:p>
      <text:p text:style-name="P15"><text:tab/>- qualidade requerida ou satisfatória (é o que o cliente quer)</text:p>
      <text:p text:style-name="P15"><text:soft-page-break/></text:p>
      <text:p text:style-name="P15"><text:tab/>- qualidade assegurada (por um controle de qualidade)</text:p>
      <text:p text:style-name="P15"><text:tab/>- qualidade observada (interpretação do que foi assegurado pelo controle de qualidade)</text:p>
      <text:p text:style-name="P15"><text:tab/><text:tab/>Qualidade assegurada – observada: eu tenho que entender o relatório do retorno do teste da qualidade assegurada, se eu entender, a qualdiade assegurada tende a se aproximar da qualdiade observada.</text:p>
      <text:p text:style-name="P15"><text:tab/>- Qualidade efetiva: é que o artefato possuí de fato.</text:p>
      <text:p text:style-name="P15"/>
      <text:p text:style-name="P15">A qualidade efetiva deve se aproximar da qualidade requerida, mas eu só consigo essa aproximação quando eu tenho bons teste, ou seja quando a qualidade assegurada se aproxima da efetiva e quando eu entendo os testes (qualidade observada).</text:p>
      <text:p text:style-name="P15"/>
      <text:p text:style-name="P15">d) Qualidade de serviço e qualidade de engenharia</text:p>
      <text:p text:style-name="P15"/>
      <text:p text:style-name="P15"><text:tab/>Qualidade de serviço: Se a comida chegou boa, quente, certe ou se ela chegou. É percebida pelo usuário. Confiabilidade. Seguraça do que está sentro entregue. Utilidade. Rentabilidade. </text:p>
      <text:p text:style-name="P15"><text:tab/>Qualidade de engenharia: É o processo, ou seja, se os insumos foram comprados corretamente, foi embalda de forma certa etc. É percebida pelo desenvolvedores e mantenedores. Eu sei que a engenheria é boa quando eu:<text:line-break/><text:tab/>Tenho uma boa documentação</text:p>
      <text:p text:style-name="P15"><text:tab/>Boa evolutibilidade (o que eu desenvolvi pode ser facilmente evoluído)</text:p>
      <text:p text:style-name="P15"><text:tab/>Mensurabilidade (deve ser possível medir alguns critérios para eu pode realizar testes)</text:p>
      <text:p text:style-name="P15"><text:tab/>Rentabilidade <text:s/></text:p>
      <text:p text:style-name="P15"/>
      <text:p text:style-name="P16"><text:span text:style-name="T7">XX </text:span>AULA:</text:p>
      <text:p text:style-name="P16"/>
      <text:p text:style-name="P17">Especificações de requisitos</text:p>
      <text:p text:style-name="P16"/>
      <text:p text:style-name="P18">1) Definição</text:p>
      <text:p text:style-name="P18"><text:tab/>Requisito: o que deve ser feito</text:p>
      <text:p text:style-name="P18"><text:tab/>obs: <text:span text:style-name="T1">Não é</text:span> como deve ser feito </text:p>
      <text:p text:style-name="P18">2) Níveis de especificação</text:p>
      <text:p text:style-name="P18"><text:tab/>Requisitos genéricos</text:p>
      <text:p text:style-name="P18"><text:tab/><text:tab/>Voltado para o negócio da aplicação</text:p>
      <text:p text:style-name="P18"><text:tab/><text:tab/>Possui escopo de efeito grande</text:p>
      <text:p text:style-name="P18"><text:tab/>Requisitos específicos</text:p>
      <text:p text:style-name="P18"><text:tab/><text:tab/>Voltado para a implementação</text:p>
      <text:p text:style-name="P18"><text:tab/><text:tab/>Possui escopo de efeito reduzido</text:p>
      <text:p text:style-name="P18">3) Etapas da especificação</text:p>
      <text:p text:style-name="P18"><text:s/><text:tab/> Elicitação ou Descoberta</text:p>
      <text:p text:style-name="P18"><text:tab/><text:tab/>Detalhamento da demanda </text:p>
      <text:p text:style-name="P18"><text:tab/><text:tab/>Escopo a ser trabalhado (**)</text:p>
      <text:p text:style-name="P18"><text:tab/><text:tab/>Técnicas de definição de escopo:</text:p>
      <text:p text:style-name="P18"><text:tab/><text:tab/><text:tab/>-brainstorm</text:p>
      <text:p text:style-name="P18"><text:tab/><text:tab/><text:tab/>-entrevista</text:p>
      <text:p text:style-name="P18"><text:tab/><text:tab/><text:tab/>- <text:span text:style-name="T8">Questionário</text:span></text:p>
      <text:p text:style-name="P18"><text:tab/><text:tab/>Objetivo: Ter informações que sirvam para a documentação do requisito</text:p>
      <text:p text:style-name="P18"><text:tab/>Documentação</text:p>
      <text:p text:style-name="P18"><text:tab/><text:tab/>Organizar tudo que foi elicitado</text:p>
      <text:p text:style-name="P18"><text:soft-page-break/><text:tab/><text:tab/><text:span text:style-name="T8">Divisões e seções</text:span></text:p>
      <text:p text:style-name="P18"><text:tab/>Verificação</text:p>
      <text:p text:style-name="P18"><text:tab/><text:tab/><text:tab/>Realizada pela equipe técnica de desenvolvimento</text:p>
      <text:p text:style-name="P18"><text:tab/>Validação </text:p>
      <text:p text:style-name="P18"><text:tab/><text:tab/><text:tab/>Realizada pelo cliente (aqui que entra o contrato) para poder começar a fazer o <text:tab/><text:tab/><text:tab/><text:tab/>resto.</text:p>
      <text:p text:style-name="P22">4) Tipos de requisitos</text:p>
      <text:p text:style-name="P22"><text:tab/>Requisito Funcional</text:p>
      <text:p text:style-name="P18"><text:tab/><text:tab/><text:span text:style-name="T8">O que a aplicação faz em termos de funcionalidade</text:span></text:p>
      <text:p text:style-name="P18"><text:tab/><text:span text:style-name="T8">Requisitos não funcionais</text:span></text:p>
      <text:p text:style-name="P18"><text:tab/><text:tab/><text:span text:style-name="T8">Características que a aplicação deve ter e que não estão diretamente relacionadas com as funcionalidades da mesma. Ex: Segurança, Perfil e transação, Design padronizado, disponibilidade</text:span></text:p>
      <text:p text:style-name="P18"><text:tab/><text:span text:style-name="T8">Requisito Inverso</text:span></text:p>
      <text:p text:style-name="P21"><text:tab/><text:tab/>É <text:span text:style-name="T8">o que a equipe </text:span><text:span text:style-name="T2">não</text:span><text:span text:style-name="T8"> se compromete a entregar da demanda. Isso acontece quando a equipe acha que pode ser importante mas o usuário não especificou ou que gerou uma ambiguidade.</text:span></text:p>
      <text:p text:style-name="P21"/>
      <text:p text:style-name="P22">5) Hipóteses</text:p>
      <text:p text:style-name="P22">:<text:tab/>Regras consideradas válidas antes do desenvolvimento da demanda – Evita a especificação de requisitos desnecessários</text:p>
      <text:p text:style-name="P22"/>
      <text:p text:style-name="P22">6) Restrições</text:p>
      <text:p text:style-name="P22"><text:tab/>Regras que restringem as alternativas de solução para um problema – Não é requisitos</text:p>
      <text:p text:style-name="P22"/>
      <text:p text:style-name="P22">7) Como especificar um resquisito</text:p>
      <text:p text:style-name="P22"><text:tab/>Frases curtas e diretas</text:p>
      <text:p text:style-name="P22"><text:tab/>No idioma definido para o projeto</text:p>
      <text:p text:style-name="P22"><text:tab/>Cuidado com as ambiguidades</text:p>
      <text:p text:style-name="P22"><text:tab/>Manter um repositório de requisitos reutilizáveis</text:p>
      <text:p text:style-name="P22"><text:tab/>Cuidado com duplicidade </text:p>
      <text:p text:style-name="P22"/>
      <text:p text:style-name="P22">8) Exemplos de requisitos:</text:p>
      <text:p text:style-name="P22"><text:tab/>a) Bem formulados</text:p>
      <text:p text:style-name="P22"><text:tab/><text:tab/>- Os dados de funcionário a serem armazenados são: nome, matrícula e ano de admissão</text:p>
      <text:p text:style-name="P22"><text:tab/><text:tab/>- As consultas devem retornar resultado em até 3 segundos</text:p>
      <text:p text:style-name="P22"><text:tab/>b) Mal formulados</text:p>
      <text:p text:style-name="P22"><text:tab/><text:tab/>- A consulta deverá trazer os dados mais importantes dos funcionários</text:p>
      <text:p text:style-name="P22"><text:s text:c="2"/><text:tab/><text:tab/>- A aplicação deve ser fácil de ser utilizada</text:p>
      <text:p text:style-name="P21"><text:span text:style-name="T8"><text:s/></text:span></text:p>
      <text:p text:style-name="P21"><text:s/><text:span text:style-name="T8">LISTA DE EXERCÍCIOS 1 PARTE 2: ENTREGA NO DIA 23/09 ATÉ 23:59 NO EAD</text:span></text:p>
      <text:p text:style-name="P21"/>
      <text:p text:style-name="P22">8) Classifique cada requesito abaixo em <text:span text:style-name="T1">Funcional</text:span>, <text:span text:style-name="T1">Não</text:span> <text:span text:style-name="T1">Funcional </text:span><text:span text:style-name="T9">e</text:span><text:span text:style-name="T1"> Inverso </text:span>e Justifique cada escolha:</text:p>
      <text:p text:style-name="P22"><text:tab/>a) Não será apresentado o nome do usuário logado</text:p>
      <text:p text:style-name="P22"><text:tab/>b) O relatório não terá mais que 40 linhas por página</text:p>
      <text:p text:style-name="P22"><text:tab/>c) Serão criados módulos para requisitos especificados</text:p>
      <text:p text:style-name="P21"><text:span text:style-name="T8">9) Explique o que é escopo de efeito e qual é a sua relação com a documentação de uma função implementada</text:span></text:p>
      <text:p text:style-name="P21"/>
      <text:p text:style-name="P21"><text:span text:style-name="T8">10) Por que Hipóteses e Restrições não sào requisitos?</text:span></text:p>
      <text:p text:style-name="P21"><text:soft-page-break/><text:span text:style-name="T8">11) Apresente quatro requisitos funcionais da aplicação desenvolvida pelo grupo.</text:span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7:07:12.435806404</meta:creation-date>
    <dc:date>2024-09-16T18:35:48.670662713</dc:date>
    <meta:editing-duration>PT8H38M27S</meta:editing-duration>
    <meta:editing-cycles>19</meta:editing-cycles>
    <meta:generator>LibreOffice/7.6.5.2$Linux_X86_64 LibreOffice_project/38d5f62f85355c192ef5f1dd47c5c0c0c6d6598b</meta:generator>
    <meta:document-statistic meta:table-count="0" meta:image-count="0" meta:object-count="0" meta:page-count="7" meta:paragraph-count="196" meta:word-count="1856" meta:character-count="11812" meta:non-whitespace-character-count="9946"/>
  </office:meta>
</office:document-meta>
</file>